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3596a4" officeooo:paragraph-rsid="003596a4"/>
    </style:style>
    <style:style style:name="P2" style:family="paragraph" style:parent-style-name="Standard">
      <style:text-properties officeooo:rsid="0035c04c" officeooo:paragraph-rsid="0035c04c"/>
    </style:style>
    <style:style style:name="P3" style:family="paragraph" style:parent-style-name="Standard">
      <style:text-properties officeooo:rsid="0068080d" officeooo:paragraph-rsid="0068080d"/>
    </style:style>
    <style:style style:name="P4" style:family="paragraph" style:parent-style-name="Standard">
      <style:text-properties officeooo:rsid="0035c04c" officeooo:paragraph-rsid="0068080d"/>
    </style:style>
    <style:style style:name="P5" style:family="paragraph" style:parent-style-name="Standard">
      <style:text-properties fo:language="en" fo:country="US" officeooo:rsid="005f44c9" officeooo:paragraph-rsid="00603e9a"/>
    </style:style>
    <style:style style:name="P6" style:family="paragraph" style:parent-style-name="Standard">
      <style:text-properties officeooo:rsid="004196ba" officeooo:paragraph-rsid="004c41c9"/>
    </style:style>
    <style:style style:name="P7" style:family="paragraph" style:parent-style-name="Standard">
      <style:text-properties officeooo:rsid="00486b08" officeooo:paragraph-rsid="00486b08"/>
    </style:style>
    <style:style style:name="P8" style:family="paragraph" style:parent-style-name="Standard">
      <style:text-properties officeooo:rsid="0018568e" officeooo:paragraph-rsid="00690e61"/>
    </style:style>
    <style:style style:name="P9" style:family="paragraph" style:parent-style-name="Standard">
      <style:text-properties fo:color="#ff0000" loext:opacity="100%" officeooo:rsid="0056de6e" officeooo:paragraph-rsid="00690e61"/>
    </style:style>
    <style:style style:name="P10" style:family="paragraph" style:parent-style-name="Standard">
      <style:text-properties officeooo:rsid="0065b34b" officeooo:paragraph-rsid="00690e61"/>
    </style:style>
    <style:style style:name="P11" style:family="paragraph" style:parent-style-name="Standard">
      <style:text-properties officeooo:rsid="0014b600" officeooo:paragraph-rsid="007d2c49"/>
    </style:style>
    <style:style style:name="P12" style:family="paragraph" style:parent-style-name="Standard">
      <style:text-properties fo:color="#ff0000" loext:opacity="100%" officeooo:rsid="00167601" officeooo:paragraph-rsid="007d2c49"/>
    </style:style>
    <style:style style:name="P13" style:family="paragraph" style:parent-style-name="Standard">
      <style:text-properties officeooo:rsid="00683c91" officeooo:paragraph-rsid="00690e61"/>
    </style:style>
    <style:style style:name="P14" style:family="paragraph" style:parent-style-name="Standard">
      <style:text-properties fo:font-weight="normal" officeooo:rsid="00690e61" officeooo:paragraph-rsid="00690e61" style:font-weight-asian="normal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56de6e" officeooo:paragraph-rsid="00690e61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56de6e" officeooo:paragraph-rsid="00690e61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693edf" officeooo:paragraph-rsid="00693edf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486b08" officeooo:paragraph-rsid="00693edf"/>
    </style:style>
    <style:style style:name="P19" style:family="paragraph" style:parent-style-name="Standard">
      <style:text-properties officeooo:rsid="00690e61" officeooo:paragraph-rsid="006a2ae9"/>
    </style:style>
    <style:style style:name="P20" style:family="paragraph" style:parent-style-name="Standard">
      <style:text-properties fo:language="en" fo:country="US" officeooo:rsid="0069ba09" officeooo:paragraph-rsid="006a2ae9"/>
    </style:style>
    <style:style style:name="P21" style:family="paragraph" style:parent-style-name="Standard">
      <style:text-properties fo:language="en" fo:country="US" officeooo:rsid="006a2ae9" officeooo:paragraph-rsid="006beb9d"/>
    </style:style>
    <style:style style:name="P22" style:family="paragraph" style:parent-style-name="Standard">
      <style:text-properties officeooo:rsid="006a2ae9" officeooo:paragraph-rsid="006beb9d"/>
    </style:style>
    <style:style style:name="P23" style:family="paragraph" style:parent-style-name="Standard">
      <style:text-properties officeooo:rsid="006a2ae9" officeooo:paragraph-rsid="006a2ae9"/>
    </style:style>
    <style:style style:name="P24" style:family="paragraph" style:parent-style-name="Standard">
      <style:text-properties officeooo:rsid="0070c55a" officeooo:paragraph-rsid="0070c55a"/>
    </style:style>
    <style:style style:name="P25" style:family="paragraph" style:parent-style-name="Standard">
      <style:text-properties officeooo:rsid="0079d534" officeooo:paragraph-rsid="0079d534"/>
    </style:style>
    <style:style style:name="P26" style:family="paragraph" style:parent-style-name="Standard">
      <style:text-properties officeooo:rsid="0079faf5" officeooo:paragraph-rsid="0079faf5"/>
    </style:style>
    <style:style style:name="P27" style:family="paragraph" style:parent-style-name="Standard">
      <style:text-properties officeooo:rsid="0070c55a" officeooo:paragraph-rsid="007c3429"/>
    </style:style>
    <style:style style:name="P28" style:family="paragraph" style:parent-style-name="Standard">
      <style:text-properties officeooo:rsid="00193bde" officeooo:paragraph-rsid="0070c55a"/>
    </style:style>
    <style:style style:name="P29" style:family="paragraph" style:parent-style-name="Standard">
      <style:text-properties officeooo:rsid="001c30fc" officeooo:paragraph-rsid="00723bd4"/>
    </style:style>
    <style:style style:name="P30" style:family="paragraph" style:parent-style-name="Standard">
      <style:text-properties officeooo:rsid="00723bd4" officeooo:paragraph-rsid="00723bd4"/>
    </style:style>
    <style:style style:name="P31" style:family="paragraph" style:parent-style-name="Standard">
      <style:text-properties officeooo:rsid="001d1598" officeooo:paragraph-rsid="0070c55a"/>
    </style:style>
    <style:style style:name="P32" style:family="paragraph" style:parent-style-name="Standard">
      <style:text-properties officeooo:rsid="001d1598" officeooo:paragraph-rsid="0073e14a"/>
    </style:style>
    <style:style style:name="P33" style:family="paragraph" style:parent-style-name="Standard">
      <style:text-properties officeooo:rsid="0072d0cf" officeooo:paragraph-rsid="007c3429"/>
    </style:style>
    <style:style style:name="P34" style:family="paragraph" style:parent-style-name="Standard">
      <style:text-properties officeooo:rsid="001e29bf" officeooo:paragraph-rsid="0072d0cf"/>
    </style:style>
    <style:style style:name="P35" style:family="paragraph" style:parent-style-name="Standard">
      <style:text-properties officeooo:rsid="001e29bf" officeooo:paragraph-rsid="0073e14a"/>
    </style:style>
    <style:style style:name="P36" style:family="paragraph" style:parent-style-name="Standard">
      <style:text-properties officeooo:rsid="002011e5" officeooo:paragraph-rsid="0073e14a"/>
    </style:style>
    <style:style style:name="P37" style:family="paragraph" style:parent-style-name="Standard">
      <style:text-properties officeooo:rsid="003c4717" officeooo:paragraph-rsid="0073e14a"/>
    </style:style>
    <style:style style:name="P38" style:family="paragraph" style:parent-style-name="Standard">
      <style:text-properties officeooo:rsid="0072d0cf" officeooo:paragraph-rsid="0072d0cf"/>
    </style:style>
    <style:style style:name="P39" style:family="paragraph" style:parent-style-name="Standard">
      <style:text-properties officeooo:rsid="001d1598" officeooo:paragraph-rsid="0072d0cf"/>
    </style:style>
    <style:style style:name="P40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243ffd" officeooo:paragraph-rsid="0072d0cf"/>
    </style:style>
    <style:style style:name="P41" style:family="paragraph" style:parent-style-name="Standard">
      <style:text-properties officeooo:rsid="0023307f" officeooo:paragraph-rsid="0072d0cf"/>
    </style:style>
    <style:style style:name="P42" style:family="paragraph" style:parent-style-name="Standard">
      <style:text-properties officeooo:rsid="007514cb" officeooo:paragraph-rsid="007c3429"/>
    </style:style>
    <style:style style:name="P43" style:family="paragraph" style:parent-style-name="Standard">
      <style:text-properties officeooo:rsid="007514cb" officeooo:paragraph-rsid="007514cb"/>
    </style:style>
    <style:style style:name="P44" style:family="paragraph" style:parent-style-name="Standard">
      <style:text-properties fo:language="en" fo:country="US" officeooo:rsid="0078a301" officeooo:paragraph-rsid="0078a301"/>
    </style:style>
    <style:style style:name="P45" style:family="paragraph" style:parent-style-name="Standard">
      <style:text-properties fo:language="en" fo:country="US" officeooo:rsid="0079d534" officeooo:paragraph-rsid="0079d534"/>
    </style:style>
    <style:style style:name="P46" style:family="paragraph" style:parent-style-name="Standard">
      <style:text-properties fo:color="#ff0000" loext:opacity="100%" officeooo:rsid="00167601" officeooo:paragraph-rsid="0014b600"/>
    </style:style>
    <style:style style:name="P47" style:family="paragraph" style:parent-style-name="Standard">
      <style:text-properties officeooo:rsid="0030435e" officeooo:paragraph-rsid="00193bde"/>
    </style:style>
    <style:style style:name="P48" style:family="paragraph" style:parent-style-name="Standard">
      <style:text-properties officeooo:rsid="00388008" officeooo:paragraph-rsid="00388008"/>
    </style:style>
    <style:style style:name="P49" style:family="paragraph" style:parent-style-name="Standard">
      <style:text-properties officeooo:rsid="00545bf5" officeooo:paragraph-rsid="00545bf5"/>
    </style:style>
    <style:style style:name="P50" style:family="paragraph" style:parent-style-name="Standard">
      <style:text-properties officeooo:rsid="0039efca" officeooo:paragraph-rsid="0039efca"/>
    </style:style>
    <style:style style:name="P51" style:family="paragraph" style:parent-style-name="Standard">
      <style:text-properties officeooo:rsid="003c4717" officeooo:paragraph-rsid="003c4717"/>
    </style:style>
    <style:style style:name="P52" style:family="paragraph" style:parent-style-name="Standard">
      <style:text-properties officeooo:rsid="003de42b" officeooo:paragraph-rsid="003de42b"/>
    </style:style>
    <style:style style:name="P53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3de42b" officeooo:paragraph-rsid="003de42b"/>
    </style:style>
    <style:style style:name="P54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40f7b3" officeooo:paragraph-rsid="0040f7b3"/>
    </style:style>
    <style:style style:name="P55" style:family="paragraph" style:parent-style-name="Standard">
      <style:text-properties officeooo:rsid="0030435e" officeooo:paragraph-rsid="0030435e"/>
    </style:style>
    <style:style style:name="P56" style:family="paragraph" style:parent-style-name="Standard">
      <style:text-properties fo:language="en" fo:country="US" officeooo:rsid="005f44c9" officeooo:paragraph-rsid="005f44c9"/>
    </style:style>
    <style:style style:name="P57" style:family="paragraph" style:parent-style-name="Standard">
      <style:text-properties officeooo:rsid="00570190" officeooo:paragraph-rsid="00570190"/>
    </style:style>
    <style:style style:name="P58" style:family="paragraph" style:parent-style-name="Standard">
      <style:text-properties officeooo:rsid="005fc1f7" officeooo:paragraph-rsid="005fc1f7"/>
    </style:style>
    <style:style style:name="P59" style:family="paragraph" style:parent-style-name="Standard">
      <style:text-properties fo:color="#ff0000" loext:opacity="100%" officeooo:rsid="007c3429" officeooo:paragraph-rsid="007c3429"/>
    </style:style>
    <style:style style:name="P60" style:family="paragraph" style:parent-style-name="Standard">
      <style:text-properties style:use-window-font-color="true" loext:opacity="0%" officeooo:rsid="00603e9a" officeooo:paragraph-rsid="00603e9a"/>
    </style:style>
    <style:style style:name="P61" style:family="paragraph" style:parent-style-name="Standard">
      <style:text-properties officeooo:rsid="00193bde" officeooo:paragraph-rsid="0063eca2"/>
    </style:style>
    <style:style style:name="P62" style:family="paragraph" style:parent-style-name="Standard">
      <style:text-properties officeooo:rsid="0058ec3b" officeooo:paragraph-rsid="0058ec3b"/>
    </style:style>
    <style:style style:name="P63" style:family="paragraph" style:parent-style-name="Standard">
      <style:text-properties officeooo:rsid="005994b1" officeooo:paragraph-rsid="005994b1"/>
    </style:style>
    <style:style style:name="P64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5994b1" officeooo:paragraph-rsid="005994b1"/>
    </style:style>
    <style:style style:name="P6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5994b1" officeooo:paragraph-rsid="005994b1"/>
    </style:style>
    <style:style style:name="P66" style:family="paragraph" style:parent-style-name="Standard" style:master-page-name="">
      <loext:graphic-properties draw:fill="none"/>
      <style:paragraph-properties fo:margin-left="0.75in" fo:margin-right="0in" fo:text-indent="-0.25in" style:auto-text-indent="false" style:page-number="auto" fo:background-color="transparent"/>
      <style:text-properties officeooo:rsid="005c25d9" officeooo:paragraph-rsid="005994b1"/>
    </style:style>
    <style:style style:name="P67" style:family="paragraph" style:parent-style-name="Standard">
      <style:text-properties officeooo:rsid="0036968f" officeooo:paragraph-rsid="0036968f"/>
    </style:style>
    <style:style style:name="P68" style:family="paragraph" style:parent-style-name="Standard">
      <style:text-properties officeooo:rsid="004330f2" officeooo:paragraph-rsid="004330f2"/>
    </style:style>
    <style:style style:name="P69" style:family="paragraph" style:parent-style-name="Standard">
      <style:text-properties officeooo:rsid="003596a4" officeooo:paragraph-rsid="00442297"/>
    </style:style>
    <style:style style:name="P70" style:family="paragraph" style:parent-style-name="Standard">
      <style:text-properties officeooo:rsid="004330f2" officeooo:paragraph-rsid="00442297"/>
    </style:style>
    <style:style style:name="P71" style:family="paragraph" style:parent-style-name="Standard">
      <style:text-properties officeooo:rsid="007c3429" officeooo:paragraph-rsid="007c3429"/>
    </style:style>
    <style:style style:name="P72" style:family="paragraph" style:parent-style-name="Standard">
      <style:text-properties officeooo:rsid="003596a4" officeooo:paragraph-rsid="007c3429"/>
    </style:style>
    <style:style style:name="P73" style:family="paragraph" style:parent-style-name="Standard">
      <style:text-properties officeooo:rsid="00486b08" officeooo:paragraph-rsid="005c7d9d"/>
    </style:style>
    <style:style style:name="P74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4c41c9" officeooo:paragraph-rsid="004c41c9"/>
    </style:style>
    <style:style style:name="P75" style:family="paragraph" style:parent-style-name="Standard">
      <style:text-properties officeooo:rsid="004ec3af" officeooo:paragraph-rsid="004ec3af"/>
    </style:style>
    <style:style style:name="P76" style:family="paragraph" style:parent-style-name="Standard">
      <style:text-properties officeooo:rsid="004ee6ff" officeooo:paragraph-rsid="00545bf5"/>
    </style:style>
    <style:style style:name="P77" style:family="paragraph" style:parent-style-name="Standard">
      <style:text-properties officeooo:rsid="004f3e97" officeooo:paragraph-rsid="004f3e97"/>
    </style:style>
    <style:style style:name="P78" style:family="paragraph" style:parent-style-name="Standard">
      <style:text-properties officeooo:rsid="0056de6e" officeooo:paragraph-rsid="0056de6e"/>
    </style:style>
    <style:style style:name="P7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56de6e" officeooo:paragraph-rsid="0056de6e"/>
    </style:style>
    <style:style style:name="P8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56de6e" officeooo:paragraph-rsid="0056de6e"/>
    </style:style>
    <style:style style:name="P8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570190" officeooo:paragraph-rsid="00570190"/>
    </style:style>
    <style:style style:name="P82" style:family="paragraph" style:parent-style-name="Standard">
      <style:text-properties fo:color="#ff0000" loext:opacity="100%" officeooo:rsid="004330f2" officeooo:paragraph-rsid="004330f2"/>
    </style:style>
    <style:style style:name="P83" style:family="paragraph" style:parent-style-name="Standard">
      <style:text-properties officeooo:rsid="002011e5" officeooo:paragraph-rsid="00193bde"/>
    </style:style>
    <style:style style:name="P84" style:family="paragraph" style:parent-style-name="Standard">
      <style:text-properties officeooo:rsid="002011e5" officeooo:paragraph-rsid="002011e5"/>
    </style:style>
    <style:style style:name="P85" style:family="paragraph" style:parent-style-name="Standard">
      <style:text-properties officeooo:rsid="0025e29c" officeooo:paragraph-rsid="0025e29c"/>
    </style:style>
    <style:style style:name="P86" style:family="paragraph" style:parent-style-name="Standard">
      <style:text-properties officeooo:rsid="001aa22c" officeooo:paragraph-rsid="007ac6f7"/>
    </style:style>
    <style:style style:name="T1" style:family="text">
      <style:text-properties officeooo:rsid="003596a4"/>
    </style:style>
    <style:style style:name="T2" style:family="text">
      <style:text-properties officeooo:rsid="006ebe3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2ea8c"/>
    </style:style>
    <style:style style:name="T5" style:family="text">
      <style:text-properties officeooo:rsid="0049eaa1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color="#ff0000" loext:opacity="100%"/>
    </style:style>
    <style:style style:name="T9" style:family="text">
      <style:text-properties officeooo:rsid="0068c242"/>
    </style:style>
    <style:style style:name="T10" style:family="text">
      <style:text-properties officeooo:rsid="00690e6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690e61" style:font-weight-asian="normal" style:font-weight-complex="normal"/>
    </style:style>
    <style:style style:name="T13" style:family="text">
      <style:text-properties fo:font-weight="normal" officeooo:rsid="004ec3af" style:font-weight-asian="normal" style:font-weight-complex="normal"/>
    </style:style>
    <style:style style:name="T14" style:family="text">
      <style:text-properties fo:font-weight="normal" officeooo:rsid="004c41c9" style:font-weight-asian="normal" style:font-weight-complex="normal"/>
    </style:style>
    <style:style style:name="T15" style:family="text">
      <style:text-properties fo:language="en" fo:country="US" officeooo:rsid="0069ba09"/>
    </style:style>
    <style:style style:name="T16" style:family="text">
      <style:text-properties fo:language="en" fo:country="US" officeooo:rsid="006a2ae9"/>
    </style:style>
    <style:style style:name="T17" style:family="text">
      <style:text-properties fo:language="en" fo:country="US" officeooo:rsid="006beb9d"/>
    </style:style>
    <style:style style:name="T18" style:family="text">
      <style:text-properties fo:font-weight="normal" officeooo:rsid="002011e5" style:font-weight-asian="normal" style:font-weight-complex="normal"/>
    </style:style>
    <style:style style:name="T19" style:family="text">
      <style:text-properties fo:font-weight="normal" officeooo:rsid="00213b8b" style:font-weight-asian="normal" style:font-weight-complex="normal"/>
    </style:style>
    <style:style style:name="T20" style:family="text">
      <style:text-properties officeooo:rsid="0070c55a"/>
    </style:style>
    <style:style style:name="T21" style:family="text">
      <style:text-properties officeooo:rsid="00723bd4"/>
    </style:style>
    <style:style style:name="T22" style:family="text">
      <style:text-properties officeooo:rsid="001c30fc"/>
    </style:style>
    <style:style style:name="T23" style:family="text">
      <style:text-properties officeooo:rsid="0073e14a"/>
    </style:style>
    <style:style style:name="T24" style:family="text">
      <style:text-properties officeooo:rsid="0018568e"/>
    </style:style>
    <style:style style:name="T25" style:family="text">
      <style:text-properties fo:font-weight="normal" officeooo:rsid="00723bd4" style:font-weight-asian="normal" style:font-weight-complex="normal"/>
    </style:style>
    <style:style style:name="T26" style:family="text">
      <style:text-properties fo:font-weight="bold" officeooo:rsid="00723bd4" style:font-weight-asian="bold" style:font-weight-complex="bold"/>
    </style:style>
    <style:style style:name="T27" style:family="text">
      <style:text-properties officeooo:rsid="0079faf5"/>
    </style:style>
    <style:style style:name="T28" style:family="text">
      <style:text-properties fo:font-weight="bold" officeooo:rsid="0079faf5" style:font-weight-asian="bold" style:font-weight-complex="bold"/>
    </style:style>
    <style:style style:name="T29" style:family="text">
      <style:text-properties officeooo:rsid="00213b8b"/>
    </style:style>
    <style:style style:name="T30" style:family="text">
      <style:text-properties officeooo:rsid="002c64c2"/>
    </style:style>
    <style:style style:name="T31" style:family="text">
      <style:text-properties officeooo:rsid="001e29bf"/>
    </style:style>
    <style:style style:name="T32" style:family="text">
      <style:text-properties officeooo:rsid="007514cb"/>
    </style:style>
    <style:style style:name="T33" style:family="text">
      <style:text-properties officeooo:rsid="0025de07"/>
    </style:style>
    <style:style style:name="T34" style:family="text">
      <style:text-properties fo:font-weight="bold" officeooo:rsid="0025e29c" style:font-weight-asian="bold" style:font-weight-complex="bold"/>
    </style:style>
    <style:style style:name="T35" style:family="text">
      <style:text-properties officeooo:rsid="0025e29c"/>
    </style:style>
    <style:style style:name="T36" style:family="text">
      <style:text-properties officeooo:rsid="0076c4ae"/>
    </style:style>
    <style:style style:name="T37" style:family="text">
      <style:text-properties officeooo:rsid="0040f7b3"/>
    </style:style>
    <style:style style:name="T38" style:family="text">
      <style:text-properties fo:font-weight="bold" officeooo:rsid="0040f7b3" style:font-weight-asian="bold" style:font-weight-complex="bold"/>
    </style:style>
    <style:style style:name="T39" style:family="text">
      <style:text-properties officeooo:rsid="005291fe"/>
    </style:style>
    <style:style style:name="T40" style:family="text">
      <style:text-properties officeooo:rsid="005fc1f7"/>
    </style:style>
    <style:style style:name="T41" style:family="text">
      <style:text-properties style:use-window-font-color="true" loext:opacity="0%"/>
    </style:style>
    <style:style style:name="T42" style:family="text">
      <style:text-properties officeooo:rsid="005f44c9"/>
    </style:style>
    <style:style style:name="T43" style:family="text">
      <style:text-properties officeooo:rsid="005e5b48"/>
    </style:style>
    <style:style style:name="T44" style:family="text">
      <style:text-properties officeooo:rsid="005a5d63"/>
    </style:style>
    <style:style style:name="T45" style:family="text">
      <style:text-properties officeooo:rsid="00388008"/>
    </style:style>
    <style:style style:name="T46" style:family="text">
      <style:text-properties officeooo:rsid="0035c04c"/>
    </style:style>
    <style:style style:name="T47" style:family="text">
      <style:text-properties officeooo:rsid="0035e531"/>
    </style:style>
    <style:style style:name="T48" style:family="text">
      <style:text-properties officeooo:rsid="0036968f"/>
    </style:style>
    <style:style style:name="T49" style:family="text">
      <style:text-properties officeooo:rsid="004330f2"/>
    </style:style>
    <style:style style:name="T50" style:family="text">
      <style:text-properties fo:font-weight="bold" officeooo:rsid="004330f2" style:font-weight-asian="bold" style:font-weight-complex="bold"/>
    </style:style>
    <style:style style:name="T51" style:family="text">
      <style:text-properties officeooo:rsid="0036bb5d"/>
    </style:style>
    <style:style style:name="T52" style:family="text">
      <style:text-properties officeooo:rsid="00442297"/>
    </style:style>
    <style:style style:name="T53" style:family="text">
      <style:text-properties officeooo:rsid="004a5cc3"/>
    </style:style>
    <style:style style:name="T54" style:family="text">
      <style:text-properties officeooo:rsid="004d2ef2"/>
    </style:style>
    <style:style style:name="T55" style:family="text">
      <style:text-properties style:use-window-font-color="true" loext:opacity="0%" officeooo:rsid="005c25d9"/>
    </style:style>
    <style:style style:name="T56" style:family="text">
      <style:text-properties style:use-window-font-color="true" loext:opacity="0%" fo:font-weight="bold" officeooo:rsid="005c25d9" style:font-weight-asian="bold" style:font-weight-complex="bold"/>
    </style:style>
    <style:style style:name="T57" style:family="text">
      <style:text-properties style:use-window-font-color="true" loext:opacity="0%" officeooo:rsid="005c7d9d"/>
    </style:style>
    <style:style style:name="T58" style:family="text">
      <style:text-properties officeooo:rsid="004b7785"/>
    </style:style>
    <style:style style:name="T59" style:family="text">
      <style:text-properties officeooo:rsid="004c41c9"/>
    </style:style>
    <style:style style:name="T60" style:family="text">
      <style:text-properties officeooo:rsid="004ec3af"/>
    </style:style>
    <style:style style:name="T61" style:family="text">
      <style:text-properties officeooo:rsid="0056de6e"/>
    </style:style>
    <style:style style:name="T62" style:family="text">
      <style:text-properties officeooo:rsid="00545bf5"/>
    </style:style>
    <style:style style:name="T63" style:family="text">
      <style:text-properties officeooo:rsid="00514aeb"/>
    </style:style>
    <style:style style:name="T64" style:family="text">
      <style:text-properties fo:font-weight="bold" officeooo:rsid="00545bf5" style:font-weight-asian="bold" style:font-weight-complex="bold"/>
    </style:style>
    <style:style style:name="T65" style:family="text">
      <style:text-properties fo:font-weight="bold" officeooo:rsid="00514aeb" style:font-weight-asian="bold" style:font-weight-complex="bold"/>
    </style:style>
    <style:style style:name="T66" style:family="text">
      <style:text-properties officeooo:rsid="004fd17e"/>
    </style:style>
    <style:style style:name="T67" style:family="text">
      <style:text-properties officeooo:rsid="0056130e"/>
    </style:style>
    <style:style style:name="T68" style:family="text">
      <style:text-properties style:use-window-font-color="true" loext:opacity="0%" officeooo:rsid="002c80cf"/>
    </style:style>
    <style:style style:name="T69" style:family="text">
      <style:text-properties fo:color="#ff0000" loext:opacity="100%" officeooo:rsid="002c80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dgets doc: <text:a xlink:type="simple" xlink:href="https://tkdocs.com/tutorial/widgets.html" text:style-name="Internet_20_link" text:visited-style-name="Visited_20_Internet_20_Link">https://tkdocs.com/tutorial/widgets.html</text:a></text:p>
      <text:p text:style-name="P2">API reference: <text:a xlink:type="simple" xlink:href="https://tkdocs.com/pyref/index.html" text:style-name="Internet_20_link" text:visited-style-name="Visited_20_Internet_20_Link">https://tkdocs.com/pyref/index.html</text:a></text:p>
      <text:p text:style-name="P3">Tcl/Tk doc: <text:a xlink:type="simple" xlink:href="https://www.tcl-lang.org/man/tcl8.6/TkCmd/contents.htm" text:style-name="Internet_20_link" text:visited-style-name="Visited_20_Internet_20_Link">https://www.tcl-lang.org/man/tcl8.6/TkCmd/contents.htm</text:a></text:p>
      <text:p text:style-name="P4"/>
      <text:p text:style-name="P5">Instantiations of widgets are like: some_widget = Widget(root, {kw-args}).</text:p>
      <text:p text:style-name="Standard"><text:span text:style-name="T1">W</text:span>idth and height <text:span text:style-name="T2">may</text:span><text:span text:style-name="T1"> </text:span><text:span text:style-name="T2">be </text:span>measured in <text:span text:style-name="T3">text units</text:span> – <text:span text:style-name="T4">width/height of ‘0’ of default system font</text:span></text:p>
      <text:p text:style-name="P6">Each widget has configuration options(<text:span text:style-name="T3">see API reference</text:span>). Change option by</text:p>
      <text:p text:style-name="P6"><text:tab/>widget.<text:span text:style-name="T3">configure(</text:span>option = new_value<text:span text:style-name="T3">)</text:span></text:p>
      <text:p text:style-name="P7">Option <text:span text:style-name="T3">style</text:span> controls appearance, <text:span text:style-name="T5">it is common for many widgets</text:span>.</text:p>
      <text:p text:style-name="P7"/>
      <text:p text:style-name="P8">Use tkinter.END as 2nd argument to specify the end of input for Entry and Text</text:p>
      <text:p text:style-name="P9"/>
      <text:p text:style-name="P10"><text:span text:style-name="T6">Do not make long calculations inside event handlers – use separate thread. If you have </text:span><text:span text:style-name="T7">only 1 Tk object</text:span><text:span text:style-name="T6"> - GIL guarantees correct synchronization.</text:span></text:p>
      <text:p text:style-name="P10"><text:span text:style-name="T6"/></text:p>
      <text:p text:style-name="P11"><text:span text:style-name="T8">Show tip on hover?</text:span></text:p>
      <text:p text:style-name="P12"><text:span text:style-name="T6">Tip inside Entry when it is empty?</text:span></text:p>
      <text:h text:style-name="Heading_20_1" text:outline-level="1">Widget state</text:h>
      <text:p text:style-name="P13">State “makes” button pressed or disabled, <text:span text:style-name="T9">checkbox selected, input form invalid etc.</text:span></text:p>
      <text:p text:style-name="P13"><text:span text:style-name="T9">State of c</text:span>lassic(non-themed) <text:span text:style-name="T10">widgets</text:span> <text:span text:style-name="T9">is accessed</text:span> <text:span text:style-name="T9">via </text:span>config. option <text:span text:style-name="T3">state</text:span><text:span text:style-name="T11"> </text:span><text:span text:style-name="T12">and it is value(</text:span><text:span text:style-name="T13">tkinter.NORMAL </text:span><text:span text:style-name="T12">or</text:span><text:span text:style-name="T14"> </text:span><text:span text:style-name="T13">tkinter.DISABLED</text:span><text:span text:style-name="T12">).</text:span></text:p>
      <text:p text:style-name="P14">State of themed widgets is accessed via setter state(…) and getter instate(…) and it is set of flags. All widgets have the same set if flags, but may ignore some.</text:p>
      <text:p text:style-name="P15">Set flags: combo.state([“disabled”, … ]). To clear flag – use “!disabled”.</text:p>
      <text:p text:style-name="P16">Check flags: combo.instate([“disabled”]). “!disabled” also works.</text:p>
      <text:p text:style-name="P17"><text:span text:style-name="T11">List of flags: </text:span><text:a xlink:type="simple" xlink:href="https://www.tcl-lang.org/man/tcl8.6/TkCmd/ttk_widget.htm#M32" text:style-name="Internet_20_link" text:visited-style-name="Visited_20_Internet_20_Link"><text:span text:style-name="T11">https://www.tcl-lang.org/man/tcl8.6/TkCmd/ttk_widget.htm#M32</text:span></text:a></text:p>
      <text:p text:style-name="P18"/>
      <text:h text:style-name="Heading_20_1" text:outline-level="1">Styles and themes</text:h>
      <text:p text:style-name="P19"><text:span text:style-name="T6">Style is </text:span><text:span text:style-name="T15">very </text:span><text:span text:style-name="T6">similar </text:span><text:span text:style-name="T15">to CSS style. </text:span></text:p>
      <text:p text:style-name="P19"><text:span text:style-name="T16">W</text:span><text:span text:style-name="T15">idget’</text:span><text:span text:style-name="T17">s</text:span><text:span text:style-name="T15"> </text:span><text:span text:style-name="T16">option style</text:span><text:span text:style-name="T15"> links widget with specific style: </text:span><text:span text:style-name="T16">button with style=“My.TButton” is linked with style “My.TButton”. If style=“” then widget is linked with default style – named as widget’s class(“TButton” for themed button). </text:span></text:p>
      <text:p text:style-name="P20">Style takes into account state of a widget – pressed button looks a little different.</text:p>
      <text:p text:style-name="P21">Theme is a set of styles.</text:p>
      <text:p text:style-name="P22"><text:span text:style-name="T17">Standard themes and how to change them: </text:span><text:a xlink:type="simple" xlink:href="https://tkdocs.com/tutorial/styles.html#usetheme" text:style-name="Internet_20_link" text:visited-style-name="Visited_20_Internet_20_Link"><text:span text:style-name="T17">https://tkdocs.com/tutorial/styles.html#usetheme</text:span></text:a></text:p>
      <text:p text:style-name="P23"><text:span text:style-name="T6"/></text:p>
      <text:h text:style-name="Heading_20_1" text:outline-level="1">Geometry management</text:h>
      <text:p text:style-name="P24">Size of parent widget is defined by space, needed for it’s child widgets – this is called <text:span text:style-name="T3">geometry propagation</text:span>. Propagation may be disables by <text:span text:style-name="T3">parent.propagate(False)</text:span><text:span text:style-name="T11"> – so size is defined by own height/width properties.</text:span></text:p>
      <text:p text:style-name="P24"><text:span text:style-name="T11"/></text:p>
      <text:p text:style-name="P24"><text:span text:style-name="T11">Invoke geometry manager on child widget(</text:span><text:span text:style-name="T3">yes!</text:span><text:span text:style-name="T11">): child.pack() - child is placed inside parent using pack-manager.</text:span></text:p>
      <text:p text:style-name="P24"><text:soft-page-break/><text:span text:style-name="T11"/></text:p>
      <text:p text:style-name="P25"><text:span text:style-name="T11">Geom. manager’s kw-argument </text:span><text:span text:style-name="T3">anchor</text:span><text:span text:style-name="T11"> holds values like </text:span><text:span text:style-name="T18">“n”(</text:span><text:span text:style-name="T19">north - </text:span><text:span text:style-name="T18">top), “</text:span><text:span text:style-name="T11">s</text:span><text:span text:style-name="T18">”</text:span><text:span text:style-name="T11">(</text:span><text:span text:style-name="T19">south – </text:span><text:span text:style-name="T11">bottom</text:span><text:span text:style-name="T18">), </text:span><text:span text:style-name="T19">“e”</text:span><text:span text:style-name="T11">(east - </text:span><text:span text:style-name="T19">right</text:span><text:span text:style-name="T11">)</text:span><text:span text:style-name="T19">, “</text:span><text:span text:style-name="T11">w</text:span><text:span text:style-name="T19">”(</text:span><text:span text:style-name="T11">west – </text:span><text:span text:style-name="T19">left). </text:span><text:span text:style-name="T11">Also may be like “nw” to specify upper left corner.</text:span></text:p>
      <text:p text:style-name="P26"><text:span text:style-name="T3">Usually</text:span><text:span text:style-name="T11"> it means how to place widget on it’s allocated space – center it or put on top, etc.</text:span></text:p>
      <text:h text:style-name="Heading_20_2" text:outline-level="2">Pack <text:span text:style-name="T20">manager</text:span></text:h>
      <text:p text:style-name="P27">Puts child in series(hori<text:span text:style-name="T21">z</text:span>ontally or vertically).</text:p>
      <text:p text:style-name="P27"><text:a xlink:type="simple" xlink:href="https://www.tcl-lang.org/man/tcl8.6/TkCmd/pack.htm" text:style-name="Internet_20_link" text:visited-style-name="Visited_20_Internet_20_Link">https://www.tcl-lang.org/man/tcl8.6/TkCmd/pack.htm</text:a></text:p>
      <text:p text:style-name="P28"/>
      <text:p text:style-name="P28"><text:span text:style-name="T22">.</text:span><text:span text:style-name="T23">pack() </text:span><text:span text:style-name="T22">kw-arguments:</text:span></text:p>
      <text:p text:style-name="P29">side = <text:span text:style-name="T24">tkinter.</text:span>TOP/BOTTOM/LEFT/RIGHT, <text:span text:style-name="T21">where the series starts. </text:span><text:span text:style-name="T25">Default –</text:span><text:span text:style-name="T26"> </text:span><text:span text:style-name="T24">tkinter.</text:span>TOP, <text:span text:style-name="T27">widgets are placed from top to bottom.</text:span></text:p>
      <text:p text:style-name="P30">expand = tkinter.YES/NO – if parent has more space, allocate more for this widget, i.e. the widget is scalable.</text:p>
      <text:p text:style-name="P31"><text:span text:style-name="T11">fill = tkinter.X/Y/BOTH – </text:span><text:span text:style-name="T25">in which direction to expand if there is more space for widget.</text:span></text:p>
      <text:p text:style-name="P32"><text:span text:style-name="T25"/></text:p>
      <text:h text:style-name="Heading_20_2" text:outline-level="2"><text:span text:style-name="T21">G</text:span>rid manager</text:h>
      <text:p text:style-name="P33">Creates a grid and puts widgets inside cells.</text:p>
      <text:p text:style-name="P33"><text:a xlink:type="simple" xlink:href="https://www.tcl-lang.org/man/tcl8.6/TkCmd/grid.htm" text:style-name="Internet_20_link" text:visited-style-name="Visited_20_Internet_20_Link">https://www.tcl-lang.org/man/tcl8.6/TkCmd/grid.htm</text:a></text:p>
      <text:p text:style-name="P34"/>
      <text:p text:style-name="P35">.grid() kw-arguments</text:p>
      <text:p text:style-name="P36">row, column – what cell, <text:span text:style-name="T23">0-based indexes</text:span></text:p>
      <text:p text:style-name="P37">columnspan – <text:span text:style-name="T23">how many rows, columns to occupy; widget will occupy several cells.</text:span></text:p>
      <text:p text:style-name="P36">sticky – <text:span text:style-name="T27">similar to </text:span><text:span text:style-name="T28">anchor</text:span><text:span text:style-name="T27">(see above) but</text:span><text:span text:style-name="T29"> also may be: “n</text:span><text:span text:style-name="T30">s</text:span><text:span text:style-name="T29">” – </text:span><text:span text:style-name="T30">anchors content to top and bottom, allows to resize vertically; “nsew” – anchors all sides, allows content to resize with cell.</text:span></text:p>
      <text:p text:style-name="P38"/>
      <text:p text:style-name="P39">.<text:span text:style-name="T31">columnconfigure(), .rowconfigure() </text:span><text:span text:style-name="T32">arguments</text:span></text:p>
      <text:p text:style-name="P34">1st arg. – index(0-based) or array of indexes</text:p>
      <text:p text:style-name="P40">weight – how <text:span text:style-name="T3">reacts on resizing</text:span>, actually a portion of space for a cell: cell with weight=1 will occupy less(expand slower) than a cell with cell=9.</text:p>
      <text:p text:style-name="P41">minsize – <text:span text:style-name="T33">min. width/height of a cell </text:span><text:span text:style-name="T34">in pixels</text:span><text:span text:style-name="T35">.</text:span></text:p>
      <text:p text:style-name="P34"/>
      <text:h text:style-name="Heading_20_2" text:outline-level="2">Place manager</text:h>
      <text:p text:style-name="P42">Places at specified coordinates<text:span text:style-name="T36">(relative to parent widget).</text:span></text:p>
      <text:p text:style-name="P42"><text:a xlink:type="simple" xlink:href="https://www.tcl-lang.org/man/tcl8.6/TkCmd/place.htm" text:style-name="Internet_20_link" text:visited-style-name="Visited_20_Internet_20_Link"><text:span text:style-name="T36">https://www.tcl-lang.org/man/tcl8.6/TkCmd/place.htm</text:span></text:a></text:p>
      <text:p text:style-name="P43"/>
      <text:p text:style-name="P44">.place() kw-arguments:</text:p>
      <text:p text:style-name="P45">x, y – coordinates in pixels</text:p>
      <text:p text:style-name="P45">relx, rely – coordinates as ratio of parent’s width and height; decimal values in range [0, 1]</text:p>
      <text:p text:style-name="P45">anchor – <text:span text:style-name="T27">accepts usual values(“n”, “w”, etc.) but defines what corner of child widget should be placed at specified coordinates. Default is “nw” – top left corner of child widget is placed at x/y(or relx/rely).</text:span></text:p>
      <text:p text:style-name="P38"/>
      <text:p text:style-name="P46"><text:span text:style-name="T8"/></text:p>
      <text:p text:style-name="P47"/>
      <text:h text:style-name="Heading_20_1" text:outline-level="1"><text:soft-page-break/>tkinter.StringVar</text:h>
      <text:p text:style-name="P48">Keeps input of textual widget, allows to assign listeners of input change.</text:p>
      <text:p text:style-name="P49">If listener writes new value – it will NOT be re-invoked, <text:span text:style-name="T3">there will be no indefinite recursion</text:span>.</text:p>
      <text:p text:style-name="P50">Constructor requires container(window or frame) – WTF??, just pass container of a widget which will be linked to StringVal.</text:p>
      <text:p text:style-name="P51">Data-methods: .get(), .set(…)</text:p>
      <text:p text:style-name="P52">Listener-methods:</text:p>
      <text:p text:style-name="P53">trace_add(mode, callback)/trace(mode, callback) – adds callback, <text:span text:style-name="T37">returns ID of callback(</text:span><text:span text:style-name="T38">cbname</text:span><text:span text:style-name="T37">).</text:span> mode – when to invoke: “write”(on value changes), “read”(on value reads), “unset”(<text:span text:style-name="T8">wtf??</text:span>). callback – <text:span text:style-name="T39">should accept positional args.(which are useless), define as: def callback(*args)</text:span></text:p>
      <text:p text:style-name="P54">trace_remove(mode, cbname) – removes callback. mode – like for trace_add(…), cbname – value returned by trace_add(…)</text:p>
      <text:p text:style-name="P55"/>
      <text:h text:style-name="Heading_20_1" text:outline-level="1">Events &amp; virtual events</text:h>
      <text:p text:style-name="P56">“Events” are basic events sent by OS: “&lt;ButtonPress-1&gt;” for “left mouse button press”</text:p>
      <text:p text:style-name="P57">“<text:span text:style-name="T40">Virtual events</text:span>” <text:span text:style-name="T40">are higher level, widget specific events: “&lt;&lt;ListboxSelect&gt;&gt;” for “something selected in a listbox”.</text:span></text:p>
      <text:p text:style-name="P58">A syntax for event names is here: <text:a xlink:type="simple" xlink:href="https://www.tcl-lang.org/man/tcl8.6/TkCmd/bind.htm" text:style-name="Internet_20_link" text:visited-style-name="Visited_20_Internet_20_Link">https://www.tcl-lang.org/man/tcl8.6/TkCmd/bind.htm</text:a></text:p>
      <text:p text:style-name="P59"><text:span text:style-name="T41">Predefined virtual events: </text:span><text:a xlink:type="simple" xlink:href="https://www.tcl-lang.org/man/tcl8.6/TkCmd/event.htm#M41" text:style-name="Internet_20_link" text:visited-style-name="Visited_20_Internet_20_Link">https://www.tcl-lang.org/man/tcl8.6/TkCmd/event.htm#M41</text:a></text:p>
      <text:p text:style-name="P60">Bind event with:</text:p>
      <text:p text:style-name="P60"><text:tab/>widget.bind(“&lt;Event-Name&gt;”, callback)</text:p>
      <text:p text:style-name="P60">callback should accept 1 argument – event-object.</text:p>
      <text:p text:style-name="P61"/>
      <text:p text:style-name="P61"/>
      <text:h text:style-name="Heading_20_1" text:outline-level="1">tkinter.Label</text:h>
      <text:p text:style-name="P62">Just caption or image or both.</text:p>
      <text:p text:style-name="P63"><text:span text:style-name="T42">Constructor </text:span>kw-args:</text:p>
      <text:p text:style-name="P64">text, textvariable – text(literal or via StringVal)</text:p>
      <text:p text:style-name="P65">image – to show image instead of text(<text:span text:style-name="T3">see below</text:span>); <text:span text:style-name="T43">if you </text:span><text:span text:style-name="T44">still define text – it will be plan B</text:span></text:p>
      <text:p text:style-name="P66">compound – allows to show both image and text, specifies where is image: “left”, “top”, … , “center”(text on top of image)</text:p>
      <text:h text:style-name="Heading_20_2" text:outline-level="2">Showing image</text:h>
      <text:p text:style-name="Text_20_body"><text:span text:style-name="T44">photo</text:span> = PhotoImage(file='my-image.gif')</text:p>
      <text:p text:style-name="Text_20_body"><text:span text:style-name="T44">Label(…, </text:span>image = <text:span text:style-name="T44">photo, ...)</text:span></text:p>
      <text:h text:style-name="Heading_20_1" text:outline-level="1"><text:span text:style-name="T45">tkinter.</text:span>Entry</text:h>
      <text:p text:style-name="P55">To input some value.</text:p>
      <text:p text:style-name="P1"><text:span text:style-name="T42">Constructor </text:span>kw-arguments:</text:p>
      <text:p text:style-name="P1"><text:tab/>bg, fg – back-/foreground color: “black”, “#<text:span text:style-name="T46">FF</text:span>6347”</text:p>
      <text:p text:style-name="P1"><text:tab/><text:span text:style-name="T46">font – ('calibre',10, 'bold')</text:span></text:p>
      <text:p text:style-name="P1"><text:tab/><text:span text:style-name="T47">show – what char to use to hide a password: “*”</text:span></text:p>
      <text:p text:style-name="P1"><text:soft-page-break/><text:tab/>textvariable – <text:span text:style-name="T48">assign tkinter.StringVar variable to have access to entered data</text:span></text:p>
      <text:p text:style-name="P1"><text:tab/>validatecommand – <text:span text:style-name="T37">validation </text:span><text:span text:style-name="T49">command(</text:span><text:span text:style-name="T50">see below</text:span><text:span text:style-name="T49">)</text:span></text:p>
      <text:p text:style-name="P1"><text:tab/><text:span text:style-name="T37">validate – event which triggers re-validation</text:span><text:span text:style-name="T49">(</text:span><text:span text:style-name="T50">see below</text:span><text:span text:style-name="T49">)</text:span></text:p>
      <text:p text:style-name="P67">Manipulate content with: .get(), .delete({start}, {end, exclusive}), .insert(…)</text:p>
      <text:p text:style-name="P67">or via tkinter.StringVar variable<text:span text:style-name="T51">(should be passed to constructor). </text:span></text:p>
      <text:p text:style-name="P67"/>
      <text:h text:style-name="Heading_20_2" text:outline-level="2">Validation</text:h>
      <text:p text:style-name="P68"><text:span text:style-name="T43">Values for </text:span>validate(<text:span text:style-name="T3">kv-argument above</text:span>): “key”(entered character), “focusin”, “focusout”, “all”(all events).</text:p>
      <text:p text:style-name="P69">validatecommand<text:span text:style-name="T49">(</text:span><text:span text:style-name="T50">kv-argument above</text:span><text:span text:style-name="T49">) – tuple like (root.register(callback), ‘%P’, ‘%V’). </text:span></text:p>
      <text:p text:style-name="P70">root – container(window, frame) of a widget.</text:p>
      <text:p text:style-name="P69"><text:span text:style-name="T49">‘%P’, ‘%V’ – specify what args. to pass to the callback: </text:span>‘%<text:span text:style-name="T52">P</text:span>’ – <text:span text:style-name="T52">new value, ‘%V’ – what trigger</text:span><text:span text:style-name="T43">ed validation</text:span><text:span text:style-name="T52">(values like for kv-arg validate), ‘%s’ – prev. value.</text:span></text:p>
      <text:p text:style-name="P69"><text:span text:style-name="T49">callback – </text:span><text:span text:style-name="T52">returns True/False.</text:span></text:p>
      <text:p text:style-name="P71">More about validation: <text:a xlink:type="simple" xlink:href="https://www.tcl-lang.org/man/tcl8.6/TkCmd/entry.htm#M16" text:style-name="Internet_20_link" text:visited-style-name="Visited_20_Internet_20_Link">https://www.tcl-lang.org/man/tcl8.6/TkCmd/entry.htm#M16</text:a></text:p>
      <text:p text:style-name="P72"/>
      <text:h text:style-name="Heading_20_1" text:outline-level="1">tkinter.Button</text:h>
      <text:p text:style-name="P7"><text:span text:style-name="T42">Constructor </text:span>kw-args.:</text:p>
      <text:p text:style-name="P7"><text:tab/>text, <text:span text:style-name="T53">textvariable</text:span> – text<text:span text:style-name="T53">(literal or StringVar)</text:span> on a button</text:p>
      <text:p text:style-name="P7"><text:tab/><text:span text:style-name="T54">image – allow to place image </text:span><text:span text:style-name="T55">instead of text(</text:span><text:span text:style-name="T56">see tkinter.Label</text:span><text:span text:style-name="T55">)</text:span></text:p>
      <text:p text:style-name="P73"><text:span text:style-name="T55"><text:tab/></text:span><text:span text:style-name="T57">compound – show both image and text(</text:span><text:span text:style-name="T56">see tkinter.Label</text:span><text:span text:style-name="T57">)</text:span></text:p>
      <text:p text:style-name="P7"><text:tab/>command – <text:span text:style-name="T58">usual callback function</text:span></text:p>
      <text:p text:style-name="P7"><text:tab/><text:span text:style-name="T59">default – default state of a button(see below)</text:span></text:p>
      <text:p text:style-name="P74">Button states: <text:span text:style-name="T60">tkinter.NORMAL</text:span>, <text:span text:style-name="T60">tkinter.DISABLED</text:span><text:span text:style-name="T54">(gray, not responsive); change it via usual button.configure(…).</text:span></text:p>
      <text:p text:style-name="P75">Push the button programatically: button.invoke()</text:p>
      <text:p text:style-name="P75"/>
      <text:h text:style-name="Heading_20_1" text:outline-level="1">tkinter.<text:span text:style-name="T61">ttk.</text:span>Combobox</text:h>
      <text:p text:style-name="P76">Drop-down list. User selects available option <text:span text:style-name="T62">or</text:span> may <text:span text:style-name="T63">enter</text:span> own.</text:p>
      <text:p text:style-name="P76"><text:span text:style-name="T62">E</text:span><text:span text:style-name="T63">ntered value is </text:span><text:span text:style-name="T64">not</text:span><text:span text:style-name="T65"> added</text:span><text:span text:style-name="T63"> to a list – </text:span><text:span text:style-name="T62">combobox works like</text:span><text:span text:style-name="T63"> </text:span><text:span text:style-name="T62">tkinter.Entry, listener of StringVar is invoked </text:span><text:span text:style-name="T64">on every change of input</text:span>.</text:p>
      <text:p text:style-name="P77"><text:span text:style-name="T42">Constructor </text:span>kw-args:</text:p>
      <text:p text:style-name="P77"><text:tab/><text:span text:style-name="T66">textvariable – StringVar, which will hold selected value</text:span></text:p>
      <text:p text:style-name="P77"><text:tab/><text:span text:style-name="T66">values – tuple of available values: (“1”, “2”, “3”)</text:span></text:p>
      <text:p text:style-name="P77"><text:tab/><text:span text:style-name="T63">state – </text:span><text:span text:style-name="T62">specify “readonly” </text:span><text:span text:style-name="T67">to forbid user to enter own values.</text:span></text:p>
      <text:p text:style-name="P78">States. Widget is themed → <text:span text:style-name="T3">state is a set of flags</text:span>.</text:p>
      <text:p text:style-name="P79">Set flags: combo.state([“disabled”, … ]). To clear flag – use “!disabled”.</text:p>
      <text:p text:style-name="P80">Check flags: combo.instate([“disabled”]). “!disabled” also works.</text:p>
      <text:p text:style-name="P81">“disabled” – makes combo non-responsive. There is no “normal” – clear by “!disabled”.</text:p>
      <text:p text:style-name="P82">&lt;&lt;ComboboxSelected&gt;&gt;</text:p>
      <text:p text:style-name="P68"/>
      <text:p text:style-name="P83"/>
      <text:p text:style-name="P84"/>
      <text:p text:style-name="P84"/>
      <text:p text:style-name="P84"><text:soft-page-break/></text:p>
      <text:p text:style-name="P84">window.title("Temperature Converter")</text:p>
      <text:p text:style-name="P84">window.resizable(width=False, height=False)</text:p>
      <text:p text:style-name="P84"/>
      <text:p text:style-name="P84"/>
      <text:p text:style-name="P85"><text:span text:style-name="T68">Dialog to select file: </text:span><text:span text:style-name="T41">tkinter.filedialog.askopenfilename</text:span><text:span text:style-name="T68">()</text:span></text:p>
      <text:p text:style-name="P85"><text:span text:style-name="T68"/></text:p>
      <text:p text:style-name="P86"><text:span text:style-name="T68">Text.get(“{line, 1-based}.{symbol, 0-based}”, “{line}.{symbol, </text:span><text:span text:style-name="T69">including??</text:span><text:span text:style-name="T68">}”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11:05:01.444000000</meta:creation-date>
    <dc:date>2025-04-27T14:53:49.473000000</dc:date>
    <meta:editing-duration>P4DT15H16M11S</meta:editing-duration>
    <meta:editing-cycles>79</meta:editing-cycles>
    <meta:generator>LibreOffice/24.8.6.2$Windows_X86_64 LibreOffice_project/6d98ba145e9a8a39fc57bcc76981d1fb1316c60c</meta:generator>
    <meta:document-statistic meta:table-count="0" meta:image-count="0" meta:object-count="0" meta:page-count="5" meta:paragraph-count="123" meta:word-count="1078" meta:character-count="8204" meta:non-whitespace-character-count="7166"/>
  </office:meta>
</office:document-meta>
</file>